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0.107cm" style:rel-column-width="38961*"/>
    </style:style>
    <style:style style:name="Tabelle1.B" style:family="table-column">
      <style:table-column-properties style:column-width="1.101cm" style:rel-column-width="4242*"/>
    </style:style>
    <style:style style:name="Tabelle1.C" style:family="table-column">
      <style:table-column-properties style:column-width="5.793cm" style:rel-column-width="22332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5.387cm" table:align="right"/>
    </style:style>
    <style:style style:name="Tabelle3.A" style:family="table-column">
      <style:table-column-properties style:column-width="2.701cm"/>
    </style:style>
    <style:style style:name="Tabelle3.B" style:family="table-column">
      <style:table-column-properties style:column-width="0.302cm"/>
    </style:style>
    <style:style style:name="Tabelle3.C" style:family="table-column">
      <style:table-column-properties style:column-width="2.385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5.387cm" table:align="right"/>
    </style:style>
    <style:style style:name="Tabelle4.A" style:family="table-column">
      <style:table-column-properties style:column-width="2.701cm"/>
    </style:style>
    <style:style style:name="Tabelle4.B" style:family="table-column">
      <style:table-column-properties style:column-width="0.302cm"/>
    </style:style>
    <style:style style:name="Tabelle4.C" style:family="table-column">
      <style:table-column-properties style:column-width="2.385cm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5cm" style:rel-column-width="587*"/>
    </style:style>
    <style:style style:name="Tabelle2.B" style:family="table-column">
      <style:table-column-properties style:column-width="6.338cm" style:rel-column-width="3593*"/>
    </style:style>
    <style:style style:name="Tabelle2.C" style:family="table-column">
      <style:table-column-properties style:column-width="1.956cm" style:rel-column-width="1109*"/>
    </style:style>
    <style:style style:name="Tabelle2.D" style:family="table-column">
      <style:table-column-properties style:column-width="1.401cm" style:rel-column-width="794*"/>
    </style:style>
    <style:style style:name="Tabelle2.E" style:family="table-column">
      <style:table-column-properties style:column-width="2.14cm" style:rel-column-width="1213*"/>
    </style:style>
    <style:style style:name="Tabelle2.F" style:family="table-column">
      <style:table-column-properties style:column-width="1.663cm" style:rel-column-width="943*"/>
    </style:style>
    <style:style style:name="Tabelle2.G" style:family="table-column">
      <style:table-column-properties style:column-width="2.477cm" style:rel-column-width="1404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7.009cm" fo:margin-left="0cm" fo:margin-right="-0.009cm" table:align="margins"/>
    </style:style>
    <style:style style:name="Tabelle9.A" style:family="table-column">
      <style:table-column-properties style:column-width="1.037cm" style:rel-column-width="3996*"/>
    </style:style>
    <style:style style:name="Tabelle9.B" style:family="table-column">
      <style:table-column-properties style:column-width="15.972cm" style:rel-column-width="61539*"/>
    </style:style>
    <style:style style:name="Tabelle9.A1" style:family="table-cell">
      <style:table-cell-properties fo:background-color="transparent" fo:padding="0.097cm" fo:border="none">
        <style:background-image/>
      </style:table-cell-properties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.035cm" style:rel-column-width="587*"/>
    </style:style>
    <style:style style:name="Tabelle5.B" style:family="table-column">
      <style:table-column-properties style:column-width="6.338cm" style:rel-column-width="3593*"/>
    </style:style>
    <style:style style:name="Tabelle5.C" style:family="table-column">
      <style:table-column-properties style:column-width="1.956cm" style:rel-column-width="1109*"/>
    </style:style>
    <style:style style:name="Tabelle5.D" style:family="table-column">
      <style:table-column-properties style:column-width="1.416cm" style:rel-column-width="803*"/>
    </style:style>
    <style:style style:name="Tabelle5.E" style:family="table-column">
      <style:table-column-properties style:column-width="2.124cm" style:rel-column-width="1204*"/>
    </style:style>
    <style:style style:name="Tabelle5.F" style:family="table-column">
      <style:table-column-properties style:column-width="1.508cm" style:rel-column-width="855*"/>
    </style:style>
    <style:style style:name="Tabelle5.G" style:family="table-column">
      <style:table-column-properties style:column-width="2.632cm" style:rel-column-width="1492*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6" style:family="table">
      <style:table-properties style:width="17.009cm" fo:margin-left="0cm" fo:margin-right="-0.009cm" table:align="margins"/>
    </style:style>
    <style:style style:name="Tabelle6.A" style:family="table-column">
      <style:table-column-properties style:column-width="1.034cm" style:rel-column-width="586*"/>
    </style:style>
    <style:style style:name="Tabelle6.B" style:family="table-column">
      <style:table-column-properties style:column-width="8.71cm" style:rel-column-width="4938*"/>
    </style:style>
    <style:style style:name="Tabelle6.C" style:family="table-column">
      <style:table-column-properties style:column-width="3.126cm" style:rel-column-width="1772*"/>
    </style:style>
    <style:style style:name="Tabelle6.D" style:family="table-column">
      <style:table-column-properties style:column-width="4.14cm" style:rel-column-width="2347*"/>
    </style:style>
    <style:style style:name="Tabelle6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e7" style:family="table">
      <style:table-properties style:width="17.009cm" fo:margin-left="0cm" fo:margin-right="-0.009cm" table:align="margins"/>
    </style:style>
    <style:style style:name="Tabelle7.A" style:family="table-column">
      <style:table-column-properties style:column-width="1.034cm" style:rel-column-width="586*"/>
    </style:style>
    <style:style style:name="Tabelle7.B" style:family="table-column">
      <style:table-column-properties style:column-width="8.71cm" style:rel-column-width="4938*"/>
    </style:style>
    <style:style style:name="Tabelle7.C" style:family="table-column">
      <style:table-column-properties style:column-width="3.126cm" style:rel-column-width="1772*"/>
    </style:style>
    <style:style style:name="Tabelle7.D" style:family="table-column">
      <style:table-column-properties style:column-width="4.14cm" style:rel-column-width="2347*"/>
    </style:style>
    <style:style style:name="Tabelle7.A1" style:family="table-cell">
      <style:table-cell-properties fo:background-color="transparent" fo:padding="0.097cm" fo:border="none">
        <style:background-image/>
      </style:table-cell-properties>
    </style:style>
    <style:style style:name="Tabelle8" style:family="table">
      <style:table-properties style:width="17.009cm" fo:margin-left="0cm" fo:margin-right="-0.009cm" table:align="margins"/>
    </style:style>
    <style:style style:name="Tabelle8.A" style:family="table-column">
      <style:table-column-properties style:column-width="1.034cm" style:rel-column-width="586*"/>
    </style:style>
    <style:style style:name="Tabelle8.B" style:family="table-column">
      <style:table-column-properties style:column-width="8.696cm" style:rel-column-width="4930*"/>
    </style:style>
    <style:style style:name="Tabelle8.C" style:family="table-column">
      <style:table-column-properties style:column-width="3.14cm" style:rel-column-width="1780*"/>
    </style:style>
    <style:style style:name="Tabelle8.D" style:family="table-column">
      <style:table-column-properties style:column-width="4.14cm" style:rel-column-width="2347*"/>
    </style:style>
    <style:style style:name="Tabelle8.A1" style:family="table-cell">
      <style:table-cell-properties fo:background-color="transparent" fo:padding="0.097cm" fo:border="none">
        <style:background-image/>
      </style:table-cell-properties>
    </style:style>
    <style:style style:name="Tabelle8.C1" style:family="table-cell">
      <style:table-cell-properties fo:background-color="transparent" style:border-line-width-bottom="0.018cm 0.018cm 0.018cm" fo:padding="0.097cm" fo:border-left="none" fo:border-right="none" fo:border-top="0.05pt solid #000000" fo:border-bottom="1.55pt double #000000">
        <style:background-image/>
      </style:table-cell-properties>
    </style:style>
    <style:style style:name="P1" style:family="paragraph" style:parent-style-name="Standard">
      <style:text-properties officeooo:rsid="00126235" officeooo:paragraph-rsid="0012cf91"/>
    </style:style>
    <style:style style:name="P2" style:family="paragraph" style:parent-style-name="Standard">
      <style:text-properties fo:font-size="16pt" fo:font-weight="bold" officeooo:rsid="0012623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6235" officeooo:paragraph-rsid="0012cf9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6235" officeooo:paragraph-rsid="0013d614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13d614"/>
    </style:style>
    <style:style style:name="P6" style:family="paragraph" style:parent-style-name="Standard">
      <style:text-properties officeooo:paragraph-rsid="00176270"/>
    </style:style>
    <style:style style:name="P7" style:family="paragraph" style:parent-style-name="Standard">
      <style:text-properties officeooo:paragraph-rsid="00192e24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0176270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paragraph-rsid="00192e24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paragraph-rsid="001fe26b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fo:font-size="11pt" officeooo:paragraph-rsid="00176270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fo:font-size="11pt" officeooo:paragraph-rsid="0018d458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officeooo:paragraph-rsid="00192e2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8" style:family="paragraph" style:parent-style-name="Standard">
      <style:text-properties fo:font-size="11pt" officeooo:paragraph-rsid="00176270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fo:font-size="11pt" officeooo:rsid="00176270" officeooo:paragraph-rsid="00176270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fo:font-size="11pt" officeooo:rsid="00176270" officeooo:paragraph-rsid="00192e24" style:font-size-asian="11pt" style:font-size-complex="11pt"/>
    </style:style>
    <style:style style:name="P21" style:family="paragraph" style:parent-style-name="Standard">
      <style:text-properties fo:font-size="11pt" officeooo:paragraph-rsid="00192e24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fo:font-size="11pt" fo:font-weight="bold" officeooo:rsid="00176270" officeooo:paragraph-rsid="00192e24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paragraph-rsid="001fe26b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paragraph-rsid="001cf257"/>
    </style:style>
    <style:style style:name="P28" style:family="paragraph" style:parent-style-name="Standard">
      <style:text-properties officeooo:paragraph-rsid="001fe26b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officeooo:rsid="00176270" officeooo:paragraph-rsid="00176270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Table_20_Contents">
      <style:text-properties officeooo:rsid="0016e536" officeooo:paragraph-rsid="0016e536"/>
    </style:style>
    <style:style style:name="P35" style:family="paragraph" style:parent-style-name="Standard">
      <style:text-properties officeooo:rsid="0015023c"/>
    </style:style>
    <style:style style:name="P36" style:family="paragraph" style:parent-style-name="Standard">
      <style:paragraph-properties fo:text-align="end" style:justify-single-word="false"/>
      <style:text-properties officeooo:rsid="0012cf91"/>
    </style:style>
    <style:style style:name="P37" style:family="paragraph" style:parent-style-name="Standard">
      <style:paragraph-properties fo:text-align="end" style:justify-single-word="false">
        <style:tab-stops>
          <style:tab-stop style:position="12.504cm"/>
          <style:tab-stop style:position="16.799cm" style:type="right"/>
        </style:tab-stops>
      </style:paragraph-properties>
      <style:text-properties officeooo:rsid="0012cf91" officeooo:paragraph-rsid="0016e536"/>
    </style:style>
    <style:style style:name="P38" style:family="paragraph" style:parent-style-name="Standard">
      <style:text-properties officeooo:rsid="001cf257" officeooo:paragraph-rsid="001cf257"/>
    </style:style>
    <style:style style:name="P39" style:family="paragraph" style:parent-style-name="Standard">
      <style:paragraph-properties fo:text-align="center" style:justify-single-word="false"/>
      <style:text-properties fo:color="#ff3333" fo:font-size="11pt" officeooo:paragraph-rsid="00176270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fo:font-size="10pt" fo:font-weight="bold" officeooo:rsid="00207868" officeooo:paragraph-rsid="00207868" style:font-size-asian="10pt" style:font-weight-asian="bold" style:font-size-complex="10pt" style:font-weight-complex="bold"/>
    </style:style>
    <style:style style:name="T1" style:family="text">
      <style:text-properties officeooo:rsid="00192e24"/>
    </style:style>
    <style:style style:name="T2" style:family="text">
      <style:text-properties officeooo:rsid="00207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prepare(objects)&quot;&gt;">FOR o</text:text-input></text:p>
      <text:p text:style-name="Standard"/>
      <text:p text:style-name="Standard"/>
      <text:p text:style-name="P35"><text:text-input text:description="&lt;if test=&quot;o.mail_address&quot;&gt;">IF mail_address</text:text-input></text:p>
      <text:p text:style-name="Standard"><text:text-input text:description="&lt;o.mail_address&gt;">mail_address</text:text-input></text:p>
      <text:p text:style-name="Standard"><text:text-input text:description="&lt;/if&gt;">/IF</text:text-input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Lieferschein <text:text-input text:description="&lt;o.order.name&gt;">name</text:text-input></text:p>
            <text:p text:style-name="Standard"><text:text-input text:description="&lt;if test=&quot;o.order.ref&quot;&gt;">IF ref</text:text-input></text:p>
            <text:p text:style-name="Standard"><text:text-input text:description="&lt;o.order.ref&gt;">ref</text:text-input></text:p>
            <text:p text:style-name="Standard"><text:text-input text:description="&lt;/if&gt;">/if</text:text-input></text:p>
          </table:table-cell>
          <table:table-cell table:style-name="Tabelle1.A1" office:value-type="string">
            <text:p text:style-name="P33"/>
          </table:table-cell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Standard">Datum</text:p>
                </table:table-cell>
                <table:table-cell table:style-name="Tabelle3.A1" office:value-type="string">
                  <text:p text:style-name="Standard"/>
                </table:table-cell>
                <table:table-cell table:style-name="Tabelle3.A1" office:value-type="string">
                  <text:p text:style-name="P36"><text:text-input text:description="&lt;formatLang(o.order.date,date=True)&gt;">01.01.2017</text:text-input></text:p>
                </table:table-cell>
              </table:table-row>
            </table:table>
            <text:p text:style-name="Standard"><text:text-input text:description="&lt;if test=&quot;o.partner_ref&quot;&gt;">IF partner_ref</text:text-input></text:p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office:value-type="string">
                  <text:p text:style-name="P34">Kunden-Nr.</text:p>
                </table:table-cell>
                <table:table-cell table:style-name="Tabelle4.A1" office:value-type="string">
                  <text:p text:style-name="Table_20_Contents"/>
                </table:table-cell>
                <table:table-cell table:style-name="Tabelle4.A1" office:value-type="string">
                  <text:p text:style-name="P37"><text:text-input text:description="&lt;o.partner_ref&gt;">000021</text:text-input></text:p>
                </table:table-cell>
              </table:table-row>
            </table:table>
            <text:p text:style-name="Standard"><text:text-input text:description="&lt;/if&gt;">/IF</text:text-input></text:p>
          </table:table-cell>
        </table:table-row>
      </table:table>
      <text:p text:style-name="P3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29">Pos</text:p>
          </table:table-cell>
          <table:table-cell table:style-name="Tabelle2.A1" office:value-type="string">
            <text:p text:style-name="P30">Beschreibung</text:p>
          </table:table-cell>
          <table:table-cell table:style-name="Tabelle2.A1" office:value-type="string">
            <text:p text:style-name="P31">Menge</text:p>
          </table:table-cell>
          <table:table-cell table:style-name="Tabelle2.A1" office:value-type="string">
            <text:p text:style-name="P32">Einheit</text:p>
          </table:table-cell>
          <table:table-cell table:style-name="Tabelle2.A1" office:value-type="string">
            <text:p text:style-name="P31">Preis/ME</text:p>
          </table:table-cell>
          <table:table-cell table:style-name="Tabelle2.A1" office:value-type="string">
            <text:p text:style-name="P40"/>
          </table:table-cell>
          <table:table-cell table:style-name="Tabelle2.A1" office:value-type="string">
            <text:p text:style-name="P31">Nettobetrag</text:p>
          </table:table-cell>
        </table:table-row>
      </table:table>
      <text:p text:style-name="P5"><text:text-input text:description="&lt;for each=&quot;l in o.lines&quot;&gt;">FOR l</text:text-input></text:p>
      <text:p text:style-name="P5"><text:text-input text:description="&lt;if test=&quot;l.line.tag == 's'&quot;&gt;">IF status</text:text-input>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2"><text:text-input text:description="&lt;l.pos&gt;">1</text:text-input></text:p>
          </table:table-cell>
          <table:table-cell table:style-name="Tabelle9.A1" office:value-type="string">
            <text:p text:style-name="P26"><text:text-input text:description="&lt;l.line.name&gt;">name</text:text-input></text:p>
          </table:table-cell>
        </table:table-row>
      </table:table>
      <text:p text:style-name="P28"><text:text-input text:description="&lt;/if&gt;">/IF</text:text-input></text:p>
      <text:p text:style-name="P38"><text:text-input text:description="&lt;if test=&quot;l.line.tag != 's'&quot;&gt;">IF not status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>
          <table:table-cell table:style-name="Tabelle5.A1" office:value-type="string">
            <text:p text:style-name="P9"><text:text-input text:description="&lt;l.pos&gt;">1</text:text-input></text:p>
          </table:table-cell>
          <table:table-cell table:style-name="Tabelle5.A1" office:value-type="string">
            <text:p text:style-name="P8"><text:text-input text:description="&lt;l.line.name&gt;">name</text:text-input></text:p>
          </table:table-cell>
          <table:table-cell table:style-name="Tabelle5.A1" office:value-type="string">
            <text:p text:style-name="P13"><text:text-input text:description="&lt;formatLang(l.line.qty, digits=3)&gt;">3,000</text:text-input></text:p>
          </table:table-cell>
          <table:table-cell table:style-name="Tabelle5.A1" office:value-type="string">
            <text:p text:style-name="P17"><text:text-input text:description="&lt;l.line.uom_id.name&gt;">kg</text:text-input></text:p>
          </table:table-cell>
          <table:table-cell table:style-name="Tabelle5.A1" office:value-type="string">
            <text:p text:style-name="P14"><text:span text:style-name="T2"><text:text-input text:description="&lt;formatLang(l.price_netto)&gt;">100,00</text:text-input></text:span> <text:text-input text:description="&lt;o.currency&gt;">€</text:text-input></text:p>
          </table:table-cell>
          <table:table-cell table:style-name="Tabelle5.A1" office:value-type="string">
            <text:p text:style-name="P39"><text:text-input text:description="&lt;l.line.discount and '- %s %%' % formatLang(l.line.discount,digits=0) or ''&gt;">- 100 %</text:text-input></text:p>
          </table:table-cell>
          <table:table-cell table:style-name="Tabelle5.A1" office:value-type="string">
            <text:p text:style-name="P13"><text:text-input text:description="&lt;formatLang(l.line.subtotal)&gt;">1000,00</text:text-input> <text:text-input text:description="&lt;o.currency&gt;">€</text:text-input></text:p>
          </table:table-cell>
        </table:table-row>
      </table:table>
      <text:p text:style-name="P27"><text:text-input text:description="&lt;/if&gt;">/IF</text:text-input></text:p>
      <text:p text:style-name="P6"><text:text-input text:description="&lt;/for&gt;">/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10"/>
          </table:table-cell>
          <table:table-cell table:style-name="Tabelle6.A1" office:value-type="string">
            <text:p text:style-name="P18"/>
          </table:table-cell>
          <table:table-cell table:style-name="Tabelle6.A1" office:value-type="string">
            <text:p text:style-name="P19">Nettobetrag</text:p>
          </table:table-cell>
          <table:table-cell table:style-name="Tabelle6.A1" office:value-type="string">
            <text:p text:style-name="P15"><text:text-input text:description="&lt;formatLang(o.order.amount_total-o.order.amount_tax)&gt;">1000,00</text:text-input> <text:text-input text:description="&lt;o.currency&gt;">€</text:text-input></text:p>
          </table:table-cell>
        </table:table-row>
      </table:table>
      <text:p text:style-name="P6"><text:text-input text:description="&lt;for each=&quot;tax in o.order.tax_ids&quot;&gt;">FOR tax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11"/>
          </table:table-cell>
          <table:table-cell table:style-name="Tabelle7.A1" office:value-type="string">
            <text:p text:style-name="P21"/>
          </table:table-cell>
          <table:table-cell table:style-name="Tabelle7.A1" office:value-type="string">
            <text:p text:style-name="P20"><text:text-input text:description="&lt;tax.name&gt;">Steuer 10%</text:text-input></text:p>
          </table:table-cell>
          <table:table-cell table:style-name="Tabelle7.A1" office:value-type="string">
            <text:p text:style-name="P16"><text:text-input text:description="&lt;formatLang(tax.amount_tax)&gt;">100,00</text:text-input> <text:text-input text:description="&lt;o.currency&gt;">€</text:text-input></text:p>
          </table:table-cell>
        </table:table-row>
      </table:table>
      <text:p text:style-name="P7"><text:text-input text:description="&lt;/for&gt;">/FOR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23"/>
          </table:table-cell>
          <table:table-cell table:style-name="Tabelle8.A1" office:value-type="string">
            <text:p text:style-name="P24"/>
          </table:table-cell>
          <table:table-cell table:style-name="Tabelle8.C1" office:value-type="string">
            <text:p text:style-name="P22">Gesamtbetrag</text:p>
          </table:table-cell>
          <table:table-cell table:style-name="Tabelle8.C1" office:value-type="string">
            <text:p text:style-name="P25"><text:span text:style-name="T1"><text:text-input text:description="&lt;formatLang(o.order.amount_total)&gt;">1000,00</text:text-input></text:span> <text:text-input text:description="&lt;o.currency&gt;">€</text:text-input></text:p>
          </table:table-cell>
        </table:table-row>
      </table:table>
      <text:p text:style-name="P7"/>
      <text:p text:style-name="P7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3:58:51.889355003</meta:creation-date>
    <dc:date>2017-07-21T17:31:05.988954466</dc:date>
    <meta:editing-duration>PT1H20M32S</meta:editing-duration>
    <meta:editing-cycles>18</meta:editing-cycles>
    <meta:generator>LibreOffice/4.2.8.2$Linux_X86_64 LibreOffice_project/420m0$Build-2</meta:generator>
    <meta:document-statistic meta:table-count="9" meta:image-count="0" meta:object-count="0" meta:page-count="1" meta:paragraph-count="44" meta:word-count="140" meta:character-count="388" meta:non-whitespace-character-count="370"/>
  </office:meta>
</office:document-meta>
</file>